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3" style:family="paragraph" style:parent-style-name="Standard">
      <style:paragraph-properties fo:margin-left="2.54cm" fo:margin-right="0cm" fo:text-indent="0cm" style:auto-text-indent="false"/>
    </style:style>
    <style:style style:name="P4" style:family="paragraph" style:parent-style-name="Standard" style:master-page-name="Standard">
      <style:paragraph-properties fo:text-align="center" style:justify-single-word="false" style:page-number="1"/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P5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6" style:family="paragraph" style:parent-style-name="Standard" style:list-style-name="WWNum1">
      <style:text-properties officeooo:paragraph-rsid="00183d30"/>
    </style:style>
    <style:style style:name="P7" style:family="paragraph" style:parent-style-name="Standard" style:list-style-name="WWNum1">
      <style:paragraph-properties fo:margin-left="2.54cm" fo:margin-right="0cm" fo:text-indent="-0.635cm" style:auto-text-indent="false"/>
    </style:style>
    <style:style style:name="P8" style:family="paragraph" style:parent-style-name="Standard" style:list-style-name="WWNum1">
      <style:paragraph-properties fo:margin-left="2.54cm" fo:margin-right="0cm" fo:text-indent="-0.635cm" style:auto-text-indent="false"/>
      <style:text-properties officeooo:paragraph-rsid="00183d30"/>
    </style:style>
    <style:style style:name="P9" style:family="paragraph" style:parent-style-name="Standard" style:list-style-name="WWNum1">
      <style:paragraph-properties fo:margin-left="3.81cm" fo:margin-right="0cm" fo:text-indent="-0.635cm" style:auto-text-indent="false"/>
    </style:style>
    <style:style style:name="P10" style:family="paragraph" style:parent-style-name="Standard" style:list-style-name="WWNum1">
      <style:paragraph-properties fo:margin-left="3.81cm" fo:margin-right="0cm" fo:text-indent="-0.635cm" style:auto-text-indent="false"/>
      <style:text-properties officeooo:paragraph-rsid="00183d30"/>
    </style:style>
    <style:style style:name="P11" style:family="paragraph" style:parent-style-name="Standard" style:list-style-name="WWNum1">
      <style:paragraph-properties fo:margin-left="3.81cm" fo:margin-right="0cm" fo:text-indent="-0.635cm" style:auto-text-indent="false"/>
      <style:text-properties officeooo:rsid="00183d30" officeooo:paragraph-rsid="00183d30"/>
    </style:style>
    <style:style style:name="P12" style:family="paragraph" style:parent-style-name="Standard" style:list-style-name="WWNum1">
      <style:paragraph-properties fo:margin-left="5.08cm" fo:margin-right="0cm" fo:text-indent="-0.635cm" style:auto-text-indent="false"/>
    </style:style>
    <style:style style:name="T1" style:family="text">
      <style:text-properties officeooo:rsid="00183d3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ODELO ENTIDAD RELACIÓN</text:p>
      <text:p text:style-name="P1"/>
      <text:p text:style-name="P2">ENTIDADES Y ATRIBUTOS</text:p>
      <text:p text:style-name="P2"/>
      <text:list xml:id="list663544286" text:style-name="WWNum1">
        <text:list-item>
          <text:p text:style-name="P7">Juego</text:p>
          <text:list>
            <text:list-item>
              <text:p text:style-name="P9">nombre</text:p>
            </text:list-item>
            <text:list-item>
              <text:p text:style-name="P11">id juego</text:p>
            </text:list-item>
          </text:list>
        </text:list-item>
        <text:list-item>
          <text:p text:style-name="P8">Jugadores </text:p>
          <text:list>
            <text:list-item>
              <text:p text:style-name="P9">Manos ganadas</text:p>
            </text:list-item>
            <text:list-item>
              <text:p text:style-name="P9">Nemesis</text:p>
            </text:list-item>
            <text:list-item>
              <text:p text:style-name="P9">Manos perdidas</text:p>
            </text:list-item>
            <text:list-item>
              <text:p text:style-name="P9">% de Victorias</text:p>
            </text:list-item>
            <text:list-item>
              <text:p text:style-name="P10">Puntos iniciales</text:p>
            </text:list-item>
            <text:list-item>
              <text:p text:style-name="P11">id jugadores</text:p>
            </text:list-item>
          </text:list>
        </text:list-item>
        <text:list-item>
          <text:p text:style-name="P8">Modalidad</text:p>
          <text:list>
            <text:list-item>
              <text:p text:style-name="P6"><text:span text:style-name="T1">id modalidad</text:span> <text:s text:c="6"/><text:tab/><text:tab/></text:p>
            </text:list-item>
          </text:list>
        </text:list-item>
        <text:list-item>
          <text:p text:style-name="P7">Juego local</text:p>
        </text:list-item>
        <text:list-item>
          <text:p text:style-name="P7">1 Vs Bots</text:p>
        </text:list-item>
        <text:list-item>
          <text:p text:style-name="P7">Reglas </text:p>
          <text:list>
            <text:list-item>
              <text:p text:style-name="P9">reglas de victoria </text:p>
            </text:list-item>
            <text:list-item>
              <text:p text:style-name="P9">reglas de derrota </text:p>
            </text:list-item>
            <text:list-item>
              <text:p text:style-name="P11">id reglas </text:p>
            </text:list-item>
          </text:list>
        </text:list-item>
        <text:list-item>
          <text:p text:style-name="P7">Humanos</text:p>
        </text:list-item>
        <text:list-item>
          <text:p text:style-name="P7">Bots</text:p>
        </text:list-item>
        <text:list-item>
          <text:p text:style-name="P7">Nombre de usuario</text:p>
          <text:list>
            <text:list-item>
              <text:p text:style-name="P10">Restricciones</text:p>
              <text:list>
                <text:list-item>
                  <text:p text:style-name="P12">caracteres</text:p>
                </text:list-item>
                <text:list-item>
                  <text:p text:style-name="P12">tamaño</text:p>
                </text:list-item>
              </text:list>
            </text:list-item>
          </text:list>
        </text:list-item>
        <text:list-item>
          <text:p text:style-name="P8">Mazos</text:p>
          <text:list>
            <text:list-item>
              <text:p text:style-name="P6"><text:span text:style-name="T1">id mazos </text:span></text:p>
            </text:list-item>
          </text:list>
        </text:list-item>
        <text:list-item>
          <text:p text:style-name="P7">Baraja</text:p>
          <text:list>
            <text:list-item>
              <text:p text:style-name="P9">Cantidad en la baraja</text:p>
            </text:list-item>
            <text:list-item>
              <text:p text:style-name="P11">id baraja</text:p>
            </text:list-item>
          </text:list>
        </text:list-item>
        <text:list-item>
          <text:p text:style-name="P7">Cartas</text:p>
          <text:list>
            <text:list-item>
              <text:p text:style-name="P9">Cartas por jugador</text:p>
            </text:list-item>
            <text:list-item>
              <text:p text:style-name="P11">id cartas</text:p>
            </text:list-item>
          </text:list>
        </text:list-item>
        <text:list-item>
          <text:p text:style-name="P7">Oros</text:p>
          <text:list>
            <text:list-item>
              <text:p text:style-name="P9">valor real</text:p>
            </text:list-item>
            <text:list-item>
              <text:p text:style-name="P9">prioridad</text:p>
            </text:list-item>
            <text:list-item>
              <text:p text:style-name="P9">valor en el juego</text:p>
            </text:list-item>
          </text:list>
        </text:list-item>
        <text:list-item>
          <text:p text:style-name="P7">Copas</text:p>
          <text:list>
            <text:list-item>
              <text:p text:style-name="P9">valor real</text:p>
            </text:list-item>
            <text:list-item>
              <text:p text:style-name="P9">prioridad</text:p>
            </text:list-item>
            <text:list-item>
              <text:p text:style-name="P9">valor en el juego</text:p>
            </text:list-item>
          </text:list>
        </text:list-item>
        <text:list-item>
          <text:p text:style-name="P7">Bastos</text:p>
          <text:list>
            <text:list-item>
              <text:p text:style-name="P9">valor real</text:p>
            </text:list-item>
            <text:list-item>
              <text:p text:style-name="P9"><text:soft-page-break/>prioridad</text:p>
            </text:list-item>
            <text:list-item>
              <text:p text:style-name="P9">valor en el juego</text:p>
            </text:list-item>
          </text:list>
        </text:list-item>
        <text:list-item>
          <text:p text:style-name="P7">Espadas</text:p>
          <text:list>
            <text:list-item>
              <text:p text:style-name="P9">valor real</text:p>
            </text:list-item>
            <text:list-item>
              <text:p text:style-name="P9">prioridad</text:p>
            </text:list-item>
            <text:list-item>
              <text:p text:style-name="P9">valor en el juego</text:p>
            </text:list-item>
          </text:list>
        </text:list-item>
      </text:list>
      <text:p text:style-name="P3"/>
      <text:list xml:id="list184541325966840" text:continue-numbering="true" text:style-name="WWNum1">
        <text:list-item>
          <text:p text:style-name="P7">Partidas </text:p>
          <text:list>
            <text:list-item>
              <text:p text:style-name="P9">ganador </text:p>
            </text:list-item>
            <text:list-item>
              <text:p text:style-name="P9">número de jugadores</text:p>
            </text:list-item>
            <text:list-item>
              <text:p text:style-name="P11">id partida</text:p>
            </text:list-item>
          </text:list>
        </text:list-item>
        <text:list-item>
          <text:p text:style-name="P7">Rondas </text:p>
          <text:list>
            <text:list-item>
              <text:p text:style-name="P9">ganador de la ronda </text:p>
            </text:list-item>
            <text:list-item>
              <text:p text:style-name="P9">rondas jugadas</text:p>
            </text:list-item>
            <text:list-item>
              <text:p text:style-name="P9">rondas maximas</text:p>
            </text:list-item>
            <text:list-item>
              <text:p text:style-name="P9">rondas mínimas</text:p>
            </text:list-item>
            <text:list-item>
              <text:p text:style-name="P11">id rondas</text:p>
            </text:list-item>
          </text:list>
        </text:list-item>
        <text:list-item>
          <text:p text:style-name="P7">Turnos</text:p>
          <text:list>
            <text:list-item>
              <text:p text:style-name="P9">Puntuación al inicio del turno</text:p>
            </text:list-item>
            <text:list-item>
              <text:p text:style-name="P9">Puntuación final del turno</text:p>
            </text:list-item>
            <text:list-item>
              <text:p text:style-name="P9">orden jugadores</text:p>
            </text:list-item>
            <text:list-item>
              <text:p text:style-name="P11">id turnos</text:p>
            </text:list-item>
          </text:list>
        </text:list-item>
        <text:list-item>
          <text:p text:style-name="P8">Apuestas</text:p>
          <text:list>
            <text:list-item>
              <text:p text:style-name="P9">cantidad</text:p>
            </text:list-item>
            <text:list-item>
              <text:p text:style-name="P9">maxima</text:p>
            </text:list-item>
            <text:list-item>
              <text:p text:style-name="P9">mínima </text:p>
            </text:list-item>
            <text:list-item>
              <text:p text:style-name="P9">inicial</text:p>
            </text:list-item>
            <text:list-item>
              <text:p text:style-name="P11">id apuestas</text:p>
            </text:list-item>
          </text:list>
        </text:list-item>
        <text:list-item>
          <text:p text:style-name="P8">Acciones </text:p>
          <text:list>
            <text:list-item>
              <text:p text:style-name="P11">id acciones</text:p>
            </text:list-item>
          </text:list>
        </text:list-item>
        <text:list-item>
          <text:p text:style-name="P7">Robar</text:p>
        </text:list-item>
        <text:list-item>
          <text:p text:style-name="P7">Pasar</text:p>
        </text:list-item>
      </text:list>
      <text:p text:style-name="P3"/>
      <text:p text:style-name="P2"/>
      <text:p text:style-name="P2"/>
      <text:p text:style-name="P2"/>
      <text:p text:style-name="P2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0.3$Windows_X86_64 LibreOffice_project/8061b3e9204bef6b321a21033174034a5e2ea88e</meta:generator>
    <dc:date>2020-12-15T18:45:40.076000000</dc:date>
    <meta:editing-duration>PT27M42S</meta:editing-duration>
    <meta:editing-cycles>1</meta:editing-cycles>
    <meta:document-statistic meta:table-count="0" meta:image-count="0" meta:object-count="0" meta:page-count="2" meta:paragraph-count="75" meta:word-count="215" meta:character-count="919" meta:non-whitespace-character-count="831"/>
  </office:meta>
</office:document-meta>
</file>